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color="#000000" fo:font-weight="bold" fo:background-color="#ffffff" style:font-weight-asian="bold" style:font-weight-complex="bold"/>
    </style:style>
    <style:style style:name="P5" style:family="paragraph" style:parent-style-name="Standard">
      <style:text-properties fo:color="#000000" style:text-position="0% 100%" fo:font-weight="bold" fo:background-color="#ffffff"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b 58%"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text:span text:style-name="T1">PLASTIDI</text:span></text:p>
      <text:p text:style-name="P1">Sistema altamente dinamico che si trova in forme differenti e l'identità e la quantità di ciascuna forma o tipologie è controllata da fattori sia endogeni che ambientali. Si osservano interconversioni tra le diverse forme. Sono organelli semiautonomi perchè hanno un loro genoma, ma non del tutto indipendenti in quanto necessitano di proteine che vengono codificate dal DNA nucleare. Il DNA dei plastidi è circolare, contiene copie multiple di una unità base di DNA a doppio filamento con lunghezza specie-spechifca, e codifica per componenti di base come le proteine ribosomiali ma possiede anche geni che codificano per alcune molecole dell'apparato fotosintetico e per trascrizione/traduzione</text:p>
      <text:p text:style-name="P1">-<text:span text:style-name="T1">Proplastid</text:span>i: organismo originario, piccolo e indifferenziato, si sviluppa in tipologie più specializzate. Non ha grandi strutture ma si specializza <text:s/>nel processo di differenziamento</text:p>
      <text:p text:style-name="P1">-<text:span text:style-name="T1">Plastidio pregranale</text:span>: iniziano a formarsi membrane e il sistema di pigmenti, ma la cellula mantiene ancorra controllo, utile per trasformare il plastidio pregranale in ezioplasto o cloroplasto (a seconda delle condizioni di luce)</text:p>
      <text:p text:style-name="P1">- <text:span text:style-name="T1">Ezioplasto</text:span>: si sviluppa al buio, precursore del cloroplasto che accumula precursori della clorofilla che si attivano con esposizione alla luce e hanno corpo pro-lamellare (abbozzo delle membrane tilacoidali) </text:p>
      <text:p text:style-name="P1">- <text:span text:style-name="T1">Amiloplasti</text:span>: si trovano in radici, semi e tuberi come forma di riserva di materiali, contengono granuli di amido.</text:p>
      <text:p text:style-name="P1">- <text:span text:style-name="T1">Cromoplasti</text:span>: contengono carotenoidi come xantofille e beta carotene, conferiscono il colore arancio, quelli ricchi di antocianine invece danno colore rosso, porpora e rosa</text:p>
      <text:p text:style-name="P1">- <text:span text:style-name="T1">Cloroplasti</text:span>: clorofilla + sito del processo fotosintetico</text:p>
      <text:p text:style-name="P1">- <text:span text:style-name="T1">Leucoplasto</text:span>: plastidi incolori che producono metaboliti secondari, si trovano in cellule specializzate esempio tricomi nei fiori di cannabis</text:p>
      <text:p text:style-name="P1">- <text:span text:style-name="T1">Gerontoplasto</text:span>: cloroplasto degenerato, più grande e sferico, nelle foglie autunnali. Contiene plastoglobuli, materiale in degradazione e la clorofilla si perde facendo manifestare colore di antocianine</text:p>
      <text:p text:style-name="P1"/>
      <text:p text:style-name="P1"><text:span text:style-name="T1">2. VACUOLO</text:span>:</text:p>
      <text:p text:style-name="P1">Svolge funzioni variabili da tessuto a tessuto e a seconda di cosa contiene. Nelle cellule mature sono estesi e pieni d'acqua, coprono tra 80/90% del volume cellulare</text:p>
      <text:p text:style-name="P1">Crea con accumulo di soluti la f<text:span text:style-name="T1">orza motrice osmotica</text:span> per l'assorbimento di acqua. La <text:span text:style-name="T1">pressione di turgore</text:span> permette il portamento eretto delle piante erbacee che mancano di tessuto lignificato. Permette tramite pressione di turgore la crescita delle cellule attivando meccanismi che consentono la demolizione della parete esterna, in modo che possa espandersi (in seguito verrà ricostruita).</text:p>
      <text:p text:style-name="P1">è delimitato dal <text:span text:style-name="T1">tonoplasto</text:span>, che presenta complessi proteici transmembrana con scopo di trasporto e di regolazione dei flussi di ioni e molecole organiche. Ha inoltre funzione di <text:span text:style-name="T1">detossificazione</text:span> (ingloba metalli pesanti) e di r<text:span text:style-name="T1">iserva di metaboliti primari e secondari</text:span> (contengono sostanze di protezione, riserva, scarto e tossiche. </text:p>
      <text:p text:style-name="P1">Sono di due tipi: </text:p>
      <text:p text:style-name="P1"><text:span text:style-name="T1">corpi proteici</text:span>, pH neutro, specializzati nell'accumulo di proteine e di corpi oleosi, si trovano principalmente nei semi dove vengono demolite le proteine di riserva con la germinazione</text:p>
      <text:p text:style-name="P1"><text:span text:style-name="T1">vacuoli litici</text:span>, pH acido, ricchi di enzimi idrolitici (proteasi, ribonucleasi, glicosidasi) rilasciati nel citosol durante senescenza cellulare o in risposta a stress o danno. pH acido per effetto della ATPasi vacuolare, che sposta i protoni dal citosol al vacuolo</text:p>
      <text:p text:style-name="P1"/>
      <text:p text:style-name="P3">3. TOTIPOTENZA:</text:p>
      <text:p text:style-name="P1">Capacità delle cellule somatiche di rigenerare un intero organismo sotto stimoli opportuni. Presente in tutte le cellule vegetali. Possibile <text:span text:style-name="T1">tramite protocolli specifici e substrati arricchiti indurre de-differenziazione</text:span> cellulare di cellule tessuti anche specializzati <text:span text:style-name="T1">a cellule meristematiche in proliferazione</text:span>, che formeranno un <text:span text:style-name="T1">callo</text:span>. Questo può avere diverse morfologie o mostrare rigenerazione parziale degli organi (es. calli embrionici che producono embrioni somatici, calli con <text:soft-page-break/>germogli o radici). Il <text:span text:style-name="T1">callo è manifestazione della totipotenza</text:span> da parte delle cellule, che sono tornate indifferenziate e possono essere riprogrammate per dare origine a vari tipi di cellule diversi da quella di partenza (<text:span text:style-name="T1">plasticità</text:span>: capacità delle piante di alterare metabolismo, crescita e sviluppo rispecchiando condizioni ambientali)</text:p>
      <text:p text:style-name="P1"/>
      <text:p text:style-name="P1">4. <text:span text:style-name="T1">ORGANOGENESI ED EMBRIOGENESI</text:span></text:p>
      <text:p text:style-name="P1">Le due vie fondamentali di rigenerazione in vitro:</text:p>
      <text:p text:style-name="P1"><text:span text:style-name="T1">Organogenesi</text:span>: a partire da una cellula somatica, si forma un organismo vegetale fertile completo. Si induce la <text:span text:style-name="T1">formazione separata delle parti aeree dei germogli e delle radici</text:span> lavorando su due substrati con diverse concentrazioni di auxina e citochinina (agiscono come interruttori organogenetici).</text:p>
      <text:p text:style-name="P1">Alcune<text:span text:style-name="T1"> cellule sono troppo specializzate per tornare indifferenziate (quelle del sistema di trasporto</text:span>), meglio <text:span text:style-name="T1">tessuti giovani</text:span> per migliore mantenimento in vitro. </text:p>
      <text:p text:style-name="P1"><text:span text:style-name="T1">Due step</text:span> quindi, il <text:span text:style-name="T1">callo</text:span> prodotto dalla proliferazione di cellule de-differenziate viene messo <text:span text:style-name="T1">in terreno ricco di citochinina (5:1)</text:span> che stimola sviluppo parti aeree (<text:span text:style-name="T1">germogli</text:span>), poi trasferimento in <text:span text:style-name="T1">terreno ricco di auxina</text:span> per sviluppare produzione <text:span text:style-name="T1">radici</text:span>. Risulta materiale in cui sono presenti radici, germogli e un residuo di <text:span text:style-name="T1">callo</text:span> che si perderà in futuro con altri fitormoni. <text:span text:style-name="T1">Per mantenerlo</text:span>, si deve tenere in terreno con <text:span text:style-name="T1">auxina:citochinina 1:1</text:span>. </text:p>
      <text:p text:style-name="P3"/>
      <text:p text:style-name="P3">Embriogenesi somatica<text:span text:style-name="T2">: esempio estremo di rigenerazione in vitro</text:span></text:p>
      <text:p text:style-name="P3"><text:span text:style-name="T2">Sviluppo di embrioni normali da cellule somatiche indifferenziate in vitro. </text:span>Serve un protocollo definito (es. modello Daucus carota)<text:span text:style-name="T2">: si prelevano </text:span>espianti da sezioni sottili di carota<text:span text:style-name="T2">, si mettono </text:span>in vitro in terreno nutritivo che stimola la proliferazione della parte di cellule meristematiche fino a produrre un callo embriogenico<text:span text:style-name="T2">. Solo una </text:span>sottopopolazione dei calli ha potenziale embriogenico<text:span text:style-name="T2">, le </text:span>masse PEM (pro-embriogeniche)<text:span text:style-name="T2"> e </text:span>hanno una dimensione particolare<text:span text:style-name="T2">: possono essere </text:span>isolate filtrando la coltura attraverso una membrana o per centrifugazione.<text:span text:style-name="T2"> I calli </text:span>si trasferiscono in un terreno privo di auxina <text:span text:style-name="T2">(per le carote). Per capire quanto trasferire, si effettua </text:span>conteggio per valutare la densità<text:span text:style-name="T2">, </text:span>dalla quale dipende il crosstalk<text:span text:style-name="T2"> tra cellule (secrezione di molecole segnale e loro percezione dalle altre cellule, che </text:span>comunica condizione ambientale favorevole alla proliferazione.<text:span text:style-name="T2"> Se </text:span>troppa diluizione, no crosstalk e la coltura degenera<text:span text:style-name="T2">).</text:span></text:p>
      <text:p text:style-name="P3"><text:span text:style-name="T2">IN </text:span>dieci giorni<text:span text:style-name="T2"> si svilupperanno </text:span>embrioni allo stadio globulare con morfologia sferica<text:span text:style-name="T2">, a cui segue lo </text:span>stadio a cuore<text:span text:style-name="T2"> (</text:span>polarità apice-cotiledone e polarità base-radice<text:span text:style-name="T2">), </text:span>stadio a torpedine e infine quello cotiledonare<text:span text:style-name="T2">. Dopo </text:span>6 mesi<text:span text:style-name="T2">, in vitro si osserva un </text:span>calo<text:span text:style-name="T2"> nell'efficienza di </text:span>produzione di embrioni somatici e lo sviluppo di forme aberranti, iteratomi<text:span text:style-name="T2">, a causa di esposizione ad </text:span>ambiente non fisiologico<text:span text:style-name="T2"> che </text:span>crea stress ossidativo<text:span text:style-name="T2">.</text:span></text:p>
      <text:p text:style-name="P3"><text:span text:style-name="T2">Modello utile per lo studio degli eventi che segnano il ciclo vitale di una pianta in vivo</text:span></text:p>
      <text:p text:style-name="P1"/>
      <text:p text:style-name="P1">5 <text:span text:style-name="T1">OGM</text:span>.</text:p>
      <text:p text:style-name="P1"><text:span text:style-name="T1">Piante geneticamente modificate</text:span>. La modificazione genetica prevede tecniche di DNA ricombinante dove vengono usati <text:span text:style-name="T1">enzimi di restrizione sia sul DNA con il gene da modificare sia sul DNA di un plasmide (vettore)</text:span></text:p>
      <text:p text:style-name="P1"><text:span text:style-name="T1">DNA ligasi opera saldatura tra i due DNA,</text:span> <text:span text:style-name="T1">accoppiati da sequenze complementari originate dal taglio con enzimi di restrizione</text:span>, quindi il <text:span text:style-name="T1">plasmide ricombinante viene inoculato nell'organismo target</text:span>. La pianta target viene cresciuta in laboratorio da colture di microcalli in vitro. Es. OGM </text:p>
      <text:p text:style-name="P1">- in grado di <text:span text:style-name="T1">produrre insetticidi</text:span> per difendersi da fitofagi (<text:span text:style-name="T1">mais e cotone BT</text:span>, in cui viene inserito il gene BT isolato da Bacillus turingensis, codificante per l'<text:span text:style-name="T1">endotossina delta, che si accumula nei tessuti e li protegge da larve che causano piralide</text:span></text:p>
      <text:p text:style-name="P1">- piante che producono alimenti biofortificati, come per esempio il <text:span text:style-name="T1">golden rice</text:span>, che <text:span text:style-name="T1">sintetizza beta-carotene, destinato a popolazioni asiatiche con carenze di vitamina A </text:span>che causa cecità e malattie (aumentando anche mortalità infantile).</text:p>
      <text:p text:style-name="P1">- <text:span text:style-name="T1">piante in grado di produrre farmaci, vaccini e sostanze industriali</text:span></text:p>
      <text:p text:style-name="P1"><text:soft-page-break/></text:p>
      <text:p text:style-name="P3">6 AGROBACTERIUM TUMEFACIENS:</text:p>
      <text:p text:style-name="P3"><text:span text:style-name="T2">Batterio che </text:span>vive nella rizosfera (a contatto con le radici)<text:span text:style-name="T2">, </text:span>percepisce<text:span text:style-name="T2"> con recettori di membrana </text:span>molecole segnale rilasciati dalla pianta (carboidrati, polifenoli) a seguito di lesioni<text:span text:style-name="T2">. Diventa a quel punto </text:span>infettivo, tramite meccanismo di trasformazione genetica<text:span text:style-name="T2"> (ing genetica naturale). Trasferisce una grossa porzione del proprio DNA, il </text:span>plasmide TI (tDNA) alla cellula vegetale<text:span text:style-name="T2">, attraverso un </text:span>meccanismo simile alla coniugazione batterica<text:span text:style-name="T2">. Sintomo di infezione è la g</text:span>alla del colletto, un ammasso di cellule in proliferazione attiva<text:span text:style-name="T2">: t</text:span>rasferisce nelle cellule del fusto altamente specializzate geni codificanti per la sintesi di auxina e citochinina, alterando equilibrio ormonale endogeno e causando proliferazione.<text:span text:style-name="T2"> Inoltre sono </text:span>introdotti geni per la sintesi di opine,<text:span text:style-name="T2"> secrete nel suolo e </text:span>utili al batterio per crearsi una nicchia selettiva<text:span text:style-name="T2"> per avere vantaggio competitivo rispetto ad altri ceppi batterici dello stesso ambiente. Il </text:span>tDNA presenta inoltre due box di seq ripetute (left border LB e RB)<text:span text:style-name="T2"> che </text:span>costituiscono siti di legame per endonucleasi del batterio,<text:span text:style-name="T2"> che consentono excisione del tDNA da veicolare alla cellula vegetale. </text:span>è possibile utilizzare una sequenza alternativa tra LB e RB per scopi di ingegneria genetica.</text:p>
      <text:p text:style-name="P3"><text:span text:style-name="T2"/></text:p>
      <text:p text:style-name="P3">7 LA FOTOSINTESI</text:p>
      <text:p text:style-name="P4"><text:span text:style-name="T2">6CO</text:span><text:span text:style-name="T3">2</text:span><text:span text:style-name="T2"> + 6H</text:span><text:span text:style-name="T3">2</text:span><text:span text:style-name="T2">O + energia solare → C</text:span><text:span text:style-name="T3">6</text:span><text:span text:style-name="T2">H</text:span><text:span text:style-name="T3">12</text:span><text:span text:style-name="T2">O</text:span><text:span text:style-name="T3">6</text:span><text:span text:style-name="T2"> + 6O</text:span><text:span text:style-name="T3">2</text:span></text:p>
      <text:p text:style-name="P5">Processo endoergonico che utilizza la luce come fonte primaria di energia per sintetizzare sostanze organiche (zuccheri)<text:span text:style-name="T2">. Può essere </text:span>ossigenica o anossigenica<text:span text:style-name="T2">, la prima </text:span>usa l'acqua<text:span text:style-name="T2"> come donatore di elettroni e </text:span>rilascia ossigeno come scarto<text:span text:style-name="T2">, quella </text:span>anossigenica<text:span text:style-name="T2"> è usata dai </text:span>solfobatteri<text:span text:style-name="T2"> che per sintetizzare glucosio usano </text:span>composti dello zolfo come donatori<text:span text:style-name="T2">.</text:span></text:p>
      <text:p text:style-name="P5"><text:span text:style-name="T2">Avviene nel cloroplasto e contiene due fasi: </text:span>reazioni alla luce e reazioni al carbonio <text:span text:style-name="T2">(ciclo di Calvin, "reazioni al buio", non necessitano di apporto di energia luminosa). Le reazioni luminose coinvolgono complessi proteici presenti sulle membrane tilacoidali, mentre le reazioni del carbonio utilizzano enzimi in soluzione presenti nello stroma. Reazioni luminose e reazioni al buio sono connesse tramite ATP e NADPH</text:span></text:p>
      <text:p text:style-name="P5"><text:span text:style-name="T2">La </text:span>luce viene catturata dai pigmenti nei complessi antenna sulle membrane tilacoidali</text:p>
      <text:p text:style-name="P5">Trasferita al centro di reazione che racchiude una clorofilla, che converte energia luminosa in energia chimica.<text:span text:style-name="T2"> A partire dal centro di reazione, </text:span>la clorofilla ossida e cede un elettrone a un recettore,<text:span text:style-name="T2"> iniza così una catena di trasporto di elettroni che genera degli eventi chimico-fisici. Come risultato, </text:span>si ha produzione di ATP e NADPH che servono per la fissazione della CO2 del ciclo di Calv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6M43S</meta:editing-duration>
    <meta:editing-cycles>7</meta:editing-cycles>
    <meta:generator>OpenOffice/4.1.14$Win32 OpenOffice.org_project/4114m1$Build-9811</meta:generator>
    <dc:date>2023-07-23T22:38:54.55</dc:date>
    <meta:document-statistic meta:table-count="0" meta:image-count="0" meta:object-count="0" meta:page-count="3" meta:paragraph-count="42" meta:word-count="1510" meta:character-count="10412"/>
    <meta:user-defined meta:name="Info 1"/>
    <meta:user-defined meta:name="Info 2"/>
    <meta:user-defined meta:name="Info 3"/>
    <meta:user-defined meta:name="Info 4"/>
  </office:meta>
</office:document-meta>
</file>